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language="zxx" fo:country="none" fo:font-weight="bold" officeooo:rsid="0016c4c3" officeooo:paragraph-rsid="0016c4c3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able_20_Contents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 style:list-style-name="L1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 style:list-style-name="L1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 style:list-style-name="L2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able_20_Contents">
      <style:text-properties fo:language="zxx" fo:country="none" fo:font-weight="normal" officeooo:rsid="001a80f0" officeooo:paragraph-rsid="0019f1f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>
      <style:text-properties fo:language="zxx" fo:country="none" fo:font-weight="normal" officeooo:rsid="001b5160" officeooo:paragraph-rsid="001b516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officeooo:paragraph-rsid="0016c4c3"/>
    </style:style>
    <style:style style:name="T1" style:family="text">
      <style:text-properties fo:font-weight="normal" officeooo:rsid="0017f626" style:font-weight-asian="normal" style:font-weight-complex="normal"/>
    </style:style>
    <style:style style:name="T2" style:family="text">
      <style:text-properties officeooo:rsid="0019f1fe"/>
    </style:style>
    <style:style style:name="T3" style:family="text">
      <style:text-properties fo:language="zxx" fo:country="none" fo:font-weight="bold" officeooo:rsid="0016c4c3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1a80f0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normal" officeooo:rsid="0017f626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1a80f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01a80f0"/>
    </style:style>
    <style:style style:name="T8" style:family="text">
      <style:text-properties officeooo:rsid="001b51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3">TEST: </text:span><text:span text:style-name="T6">Opptak med stereokamera</text:span><text:span text:style-name="T5"> på Raspberry Pi</text:span></text:p>
          </table:table-cell>
          <table:table-cell table:style-name="Table1.B1" office:value-type="string">
            <text:p text:style-name="P1">DATO: <text:span text:style-name="T1">16.03.20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5">Test av framerate fra Intel RealSense når det kjører på Raspberry Pi <text:span text:style-name="T2">med alle datastrømmer påskrudd.</text:span></text:p>
            <text:p text:style-name="P2"/>
            <text:p text:style-name="P2">Detaljer:</text:p>
            <text:p text:style-name="P2">Framerate: 15fps</text:p>
            <text:p text:style-name="P7">Oppløsning: 640x<text:span text:style-name="T8">480</text:span></text:p>
            <text:p text:style-name="P9">Datastrømmer: Dybdekamera, fargekamera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863130910" text:style-name="L1">
              <text:list-item>
                <text:p text:style-name="P4">Skru på dybdekamera <text:span text:style-name="T2">og fargekamera.</text:span></text:p>
              </text:list-item>
              <text:list-item>
                <text:p text:style-name="P3">Start opptak.</text:p>
              </text:list-item>
              <text:list-item>
                <text:p text:style-name="P3">Lagre 1 minutt med opptak.</text:p>
              </text:list-item>
              <text:list-item>
                <text:p text:style-name="P3">Sjekk om opptaket er sammenhengende.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2">Opptaket er sammenhengende og har ikke store huller på flere sekunder. Helst ingen huller i opptaket, men noen små huller på mindre enn ett sekund kan aksepteres. 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2">R</text:span>ESULTAT:</text:p>
            <text:p text:style-name="P2">Ikke godkjent. Opptaket inneholder store huller og detter ut ved jevne mellomrom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2">Prøve igjen på lavere oppløsning og eventuelt <text:span text:style-name="T7">lavere antall bilder sekund.</text:span></text:p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50:10.232670145</dc:date>
    <meta:editing-duration>PT14M11S</meta:editing-duration>
    <meta:editing-cycles>3</meta:editing-cycles>
    <meta:generator>LibreOffice/6.4.1.2$Linux_X86_64 LibreOffice_project/40$Build-2</meta:generator>
    <meta:document-statistic meta:table-count="1" meta:image-count="0" meta:object-count="0" meta:page-count="1" meta:paragraph-count="19" meta:word-count="111" meta:character-count="746" meta:non-whitespace-character-count="658"/>
  </office:meta>
</office:document-meta>
</file>